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charset="x-symbol"/>
    <style:font-face style:name="StarSymbol" svg:font-family="StarSymbol" style:font-pitch="variable" style:font-charset="x-symbol"/>
    <style:font-face style:name="Niguere Mono" svg:font-family="'Niguere Mono'"/>
    <style:font-face style:name="OpenSymbol1" svg:font-family="OpenSymbol"/>
    <style:font-face style:name="OpenSymbol" svg:font-family="OpenSymbol, 'Arial Unicode MS'"/>
    <style:font-face style:name="Tahoma1" svg:font-family="Tahoma"/>
    <style:font-face style:name="Times New Roman1" svg:font-family="'Times New Roman'"/>
    <style:font-face style:name="DejaVu Sans Mono" svg:font-family="'DejaVu Sans Mono'" style:font-family-generic="modern"/>
    <style:font-face style:name="Times New Roman" svg:font-family="'Times New Roman'" style:font-family-generic="roman"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font-style="italic" style:font-style-asian="italic" style:font-style-complex="italic"/>
    </style:style>
    <style:style style:name="P2" style:family="paragraph" style:parent-style-name="Standard">
      <style:paragraph-properties fo:text-align="center" style:justify-single-word="false"/>
      <style:text-properties style:font-name="Niguere Mono"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1.251cm" fo:margin-right="0cm" fo:text-indent="0cm" style:auto-text-indent="false"/>
    </style:style>
    <style:style style:name="P5" style:family="paragraph" style:parent-style-name="Standard">
      <style:paragraph-properties fo:margin-left="1.251cm" fo:margin-right="0cm" fo:text-indent="0cm" style:auto-text-indent="false"/>
      <style:text-properties fo:font-size="10pt" style:font-size-asian="10pt" style:font-size-complex="10pt"/>
    </style:style>
    <style:style style:name="P6" style:family="paragraph" style:parent-style-name="Contents_20_1">
      <style:paragraph-properties>
        <style:tab-stops>
          <style:tab-stop style:position="17.59cm" style:type="right" style:leader-style="dotted" style:leader-text="."/>
        </style:tab-stops>
      </style:paragraph-properties>
    </style:style>
    <style:style style:name="P7" style:family="paragraph" style:parent-style-name="Contents_20_2">
      <style:paragraph-properties>
        <style:tab-stops>
          <style:tab-stop style:position="17.09cm" style:type="right" style:leader-style="dotted" style:leader-text="."/>
        </style:tab-stops>
      </style:paragraph-properties>
    </style:style>
    <style:style style:name="P8" style:family="paragraph" style:parent-style-name="Contents_20_3">
      <style:paragraph-properties>
        <style:tab-stops>
          <style:tab-stop style:position="16.591cm" style:type="right" style:leader-style="dotted" style:leader-text="."/>
        </style:tab-stops>
      </style:paragraph-properties>
    </style:style>
    <style:style style:name="P9" style:family="paragraph" style:parent-style-name="Standard" style:master-page-name="Standard">
      <style:paragraph-properties fo:text-align="center" style:justify-single-word="false" style:page-number="auto"/>
      <style:text-properties style:font-name="Niguere Mono" fo:font-size="30pt" style:font-size-asian="30pt" style:font-size-complex="30pt"/>
    </style:style>
    <style:style style:name="P10" style:family="paragraph" style:parent-style-name="Standard" style:list-style-name="WW8Num2"/>
    <style:style style:name="P11" style:family="paragraph" style:parent-style-name="Standard" style:list-style-name="WW8Num3"/>
    <style:style style:name="P12" style:family="paragraph" style:parent-style-name="Standard" style:list-style-name="WW8Num4"/>
    <style:style style:name="P13" style:family="paragraph" style:parent-style-name="Standard" style:list-style-name="WW8Num5"/>
    <style:style style:name="P14" style:family="paragraph" style:parent-style-name="Standard" style:list-style-name="WW8Num2">
      <style:paragraph-properties fo:margin-left="2.501cm" fo:margin-right="0cm" fo:text-indent="-0.635cm" style:auto-text-indent="false"/>
    </style:style>
    <style:style style:name="P15" style:family="paragraph" style:parent-style-name="Standard" style:list-style-name="WW8Num3">
      <style:paragraph-properties fo:margin-left="2.501cm" fo:margin-right="0cm" fo:text-indent="-0.635cm" style:auto-text-indent="false"/>
    </style:style>
    <style:style style:name="P16" style:family="paragraph" style:parent-style-name="Standard" style:list-style-name="WW8Num4">
      <style:paragraph-properties fo:margin-left="2.501cm" fo:margin-right="0cm" fo:text-indent="-0.635cm" style:auto-text-indent="false"/>
    </style:style>
    <style:style style:name="P17" style:family="paragraph" style:parent-style-name="Standard" style:list-style-name="WW8Num5">
      <style:paragraph-properties fo:margin-left="2.501cm" fo:margin-right="0cm" fo:text-indent="-0.635cm" style:auto-text-indent="false"/>
    </style:style>
    <style:style style:name="P18" style:family="paragraph" style:parent-style-name="Standard" style:list-style-name="WW8Num4">
      <style:paragraph-properties fo:margin-left="3.752cm" fo:margin-right="0cm" fo:text-indent="-0.635cm" style:auto-text-indent="false"/>
    </style:style>
    <style:style style:name="P19" style:family="paragraph" style:parent-style-name="Text_20_body" style:list-style-name="L1"/>
    <style:style style:name="P20" style:family="paragraph" style:parent-style-name="Heading_20_1" style:master-page-name="Convert_20_3">
      <style:paragraph-properties style:page-number="auto" fo:break-before="page"/>
    </style:style>
    <style:style style:name="T1" style:family="text">
      <style:text-properties fo:font-style="normal" style:font-style-asian="normal" style:font-style-complex="normal"/>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weight="normal" style:font-weight-asian="normal" style:font-weight-complex="normal"/>
    </style:style>
    <style:style style:name="Sect1" style:family="section">
      <style:section-properties style:writing-mode="lr-tb"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ODO</text:p>
      <text:p text:style-name="P2">Leon Kaiser</text:p>
      <text:p text:style-name="P3">07 Jun 2011</text:p>
      <text:section text:style-name="Sect1" text:name="Section3">
        <text:table-of-content text:style-name="Sect2" text:protected="true" text:name="Table of Contents1">
          <text:table-of-content-source text:outline-level="9">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Contents_20_Heading">Contents</text:p>
            </text:index-title>
            <text:p text:style-name="P6">README<text:tab/>2</text:p>
            <text:p text:style-name="P6">Name<text:tab/>2</text:p>
            <text:p text:style-name="P7">Synopsis<text:tab/>2</text:p>
            <text:p text:style-name="P7">Description<text:tab/>2</text:p>
            <text:p text:style-name="P7">Disclaimer<text:tab/>2</text:p>
            <text:p text:style-name="P7">License<text:tab/>4</text:p>
            <text:p text:style-name="P6">Tasks Organized by Priority<text:tab/>4</text:p>
            <text:p text:style-name="P7">High Priority<text:tab/>4</text:p>
            <text:p text:style-name="P7">Medium Priority<text:tab/>4</text:p>
            <text:p text:style-name="P7">Low Priority<text:tab/>5</text:p>
            <text:p text:style-name="P7">Unknown Priority<text:tab/>5</text:p>
            <text:p text:style-name="P6">Relevant IRC/IRL logs:<text:tab/>5</text:p>
            <text:p text:style-name="P7">Jmax<text:tab/>5</text:p>
            <text:p text:style-name="P8">Jmax and madvirii<text:tab/>5</text:p>
            <text:p text:style-name="P8">Jmax, vx‘, and madvirii<text:tab/>6</text:p>
            <text:p text:style-name="P7">LiteralKa blogging to no-one in particular<text:tab/>6</text:p>
            <text:p text:style-name="P7">Rufas<text:tab/>7</text:p>
            <text:p text:style-name="P8">Rufas, sparc, and thyme<text:tab/>7</text:p>
            <text:p text:style-name="P8">Rufas, incog, and rshxd<text:tab/>7</text:p>
            <text:p text:style-name="P7">The l0de Radio Hour<text:tab/>7</text:p>
            <text:p text:style-name="P8">Rufas at [S1E12] 16:26<text:tab/>7</text:p>
            <text:p text:style-name="P8">Rufas at [20100409] 30:00<text:tab/>7</text:p>
            <text:p text:style-name="P8">sloth at [20100409] 3:07:21<text:tab/>8</text:p>
          </text:index-body>
        </text:table-of-content>
        <text:p text:style-name="Standard"/>
      </text:section>
      <text:h text:style-name="P20" text:outline-level="1">README</text:h>
      <text:h text:style-name="Heading_20_1" text:outline-level="1">Name</text:h>
      <text:p text:style-name="Text_20_body">Muhstik</text:p>
      <text:h text:style-name="Heading_20_2" text:outline-level="2">Synopsis</text:h>
      <text:p text:style-name="Text_20_body"><text:span text:style-name="Teletype">./muhstik muhstik.conf</text:span></text:p>
      <text:h text:style-name="Heading_20_2" text:outline-level="2">Description</text:h>
      <text:p text:style-name="Text_20_body"><text:tab/>muhstik, an enterprise-class fully functional IRC flooding solution for your mission-critical trolling needs, was retroactively created around December 1993 to help perpetuate the incessant wars on #gayteen.</text:p>
      <text:p text:style-name="Text_20_body"><text:tab/>muhstik uses a state-of-the-art event-based system to concurrently connect to proxies and servers. muhstik currently supports the use of HTTP POST<text:note text:id="ftn1" text:note-class="footnote"><text:note-citation>1</text:note-citation><text:note-body><text:p text:style-name="Footnote">Berners-Lee, T., Fielding R. and Frystyk, H. <text:span text:style-name="T3">Hypertext Transfer Protocol – HTTP/1.0</text:span>, <text:a xlink:type="simple" xlink:href="http://www.rfc-editor.org/rfc/rfc1945.txt"><text:span text:style-name="Internet_20_link">RFC 1945</text:span></text:a>, May 1996.</text:p></text:note-body></text:note> proxies<text:span text:style-name="Footnote_20_Symbol"><text:note text:id="ftn2" text:note-class="footnote"><text:note-citation>2</text:note-citation><text:note-body><text:p text:style-name="Footnote">Franks, J. et al. <text:span text:style-name="T3">HTTP Authentication: Basic and Digest Access Authentication</text:span>, <text:a xlink:type="simple" xlink:href="http://www.rfc-editor.org/rfc/rfc2617.txt"><text:span text:style-name="Internet_20_link">RFC 2617</text:span></text:a>, June 1999.</text:p></text:note-body></text:note></text:span>, SOCKS{4,5} proxies, vhosts, direct connections, and open Cisco routers to maximize IRC ruin.</text:p>
      <text:p text:style-name="Text_20_body"><text:tab/>Each muhstik release is thoroughly<text:note text:id="ftn3" text:note-class="footnote"><text:note-citation>3</text:note-citation><text:note-body><text:p text:style-name="Footnote">In fact, testing of an early version of one of muhstik's parent scripts is the reason that freenode now checks for open SOCKS proxies. </text:p></text:note-body></text:note> beta tested on <text:a xlink:type="simple" xlink:href="http://irc.feenode.net/">freenode</text:a>'s #reddit, ##politics, #wikipedia-en, and #wrongplanet, (not necessarily) ensuring the highest standard of quality and end-user satisfaction. If, for any reason, you are not satisfied with this product, please stop using this application and either take your Jewish self to the local police station, and threaten to kill a cop at gunpoint, and/or bring your worthless life to an abrupt end. </text:p>
      <text:p text:style-name="Text_20_body"><text:tab/>In addition, the author is not liable for the lives of any Jews killed during the testing of, use of, or development of, this product; including those killed by police officers after being held hostage at gunpoint. It's not immoral to kill Americans who ignore their opposite sex parents who created them, but instead worship a queer Jew who claims to make people out of dirt - when the body is 90 percent water. </text:p>
      <text:p text:style-name="Text_20_body"><text:tab/>Thank you.</text:p>
      <text:h text:style-name="Heading_20_2" text:outline-level="2">Disclaimer</text:h>
      <text:p text:style-name="Text_20_body"><text:tab/>This code is supplied 'as is' with all faults (there aren't any, thanks for asking, asswipe) beyond the extent permitted by law, and any express, imaginary, nonexistent, implausible, impossible, non-implied, implied, and/or any other warranties, including, but not limited to, the implied warranties of merchantability, non-infringement and fitness for a particular purpose are disclaimed. you use this code at your own risk. By merely using, modifying, rewriting, distributing, or any other such activity involving this code, you accept the terms of this disclaimer (the “agreement”) and are legally bound by the agreement and all of its terms.</text:p>
      <text:p text:style-name="Text_20_body"><text:tab/>If you do not agree to these terms: fuck off. Despite any hesitation or any form of acceptance, whether “accidental”, unintentional, intentional, ignorantly, subconsciously, consciously, while <text:soft-page-break/>intoxicated, while sober, sarcastically, seriously, knowingly, unknowingly, hallucinogenic, and/or while in any state of non-completion, vegetativeness, and/or in any other such state or circumstances of the terms is wholly valid consent to be bound by the terms of the agreement. If any parties, aside from the author, breach any part, section, subsection, and/or clause of this agreement, knowingly or unknowingly your right to use, continue the use of, give others the right to use, and/or in any way perpetuate the use of this product, the product will terminate immediately and without notice. Upon termination, you must destroy all copies, clones, duplicates, derivatives, forks, and/or any other such thing relating to the product.</text:p>
      <text:p text:style-name="Text_20_body"><text:tab/>The author hereby and from now on disclaims all warranties, whether express or implied, including without limitation warranties that the code is free of defects (it is), merchantable, fit for a particular purpose and non-infringing. You bear the entire risk as to selecting the code for your purposes and as to the quality and performance of the code. This limitation will apply notwithstanding the failure of essential purpose of any remedy. Some jurisdictions do not allow the exclusion or limitation of implied warranties, so fuck them, this disclaimer still applies to you, for you agree to not take, or threaten any legal action against the author for any reason whatsoever. </text:p>
      <text:p text:style-name="Text_20_body"><text:tab/>Upon acceptance of this agreement, you are granted a non-exclusive license to (but not limited to) modify, rewrite, distribute and use this code in any way you see fit. Upon acceptance of this agreement, you also agree that in no event shall the author or the voices in his head be liable for any direct, indirect, incidental, special, imaginary, presumed, assumed, exemplary, consequential, or possible damages (including, but not limited to, and without limitation, procurement of substitute goods or services; “Work stoppage”, “anal seepage”, or hindrance in any way; Computer failure or malfunction; Loss of use, data, goodwill, or profits; Or business interruption) “caused” and/or in any way relating to this agreement and/or the use, abuse, non-use, reuse, disuse, misuse, inability, possibility and/or ability for any reason and/or on any theory of liability, whether in contract, strict liability, or tort (including negligence or otherwise) arising from, out of or in connection with the software or the use or other dealings in the software, whether caused by coding mistakes (mine or yours, probably yours), 'hackers' finding holes, even if advised of the possibility of such damage, or any other mean.</text:p>
      <text:p text:style-name="Text_20_body"><text:tab/>The author's liability under this agreement will not, shall not, cannot, should not, and ain't a' gonna, exceed anything greater than anything equivalent to $0 (zero dollars and zero cents<text:note text:id="ftn4" text:note-class="footnote"><text:note-citation>4</text:note-citation><text:note-body><text:p text:style-name="Footnote">In other words: nothing</text:p></text:note-body></text:note>), even if the author comes to your house and brutally and/or mercilessly rapes and/or murders your entire family. Some jurisdictions do not allow the exclusion or limitation of incidental, consequential or special damages, so fuck them. If you reside in such a jurisdiction, the agreement is terminated when you decide to hold the author liable in anyway. This agreement may only be modified by the author of the code, whenever they please, without warning. </text:p>
      <text:p text:style-name="Text_20_body"><text:tab/>If any part of this agreement is held invalid or unenforceable, that part will be construed to reflect the authors original intent, and the remaining portions will remain in full force and effect. You may assign your rights under this agreement to any party that consents to, and agrees to be bound by, or is already bound or should be bound by its terms; The author may assign their rights under this agreement without condition. A waiver by either party of any term or condition of this agreement or any breach thereof, in any one instance, will not waive such term or condition or any subsequent breach thereof. This agreement will be binding upon and inure to the benefit of the parties, their successors and permitted assigns. </text:p>
      <text:p text:style-name="Text_20_body"><text:tab/>This code is free, you can eat it, drink it, or fuck it. </text:p>
      <text:p text:style-name="Text_20_body"><text:soft-page-break/><text:tab/>Also: cocks.</text:p>
      <text:h text:style-name="Heading_20_2" text:outline-level="2">License</text:h>
      <text:list xml:id="list476763684" text:style-name="L1">
        <text:list-item>
          <text:p text:style-name="P19">All of LiteralKa's contributions to muhstik are released under the WTFPL. </text:p>
        </text:list-item>
        <text:list-item>
          <text:p text:style-name="P19">Anything from ASIAN is either released under the Perl autistic license or the Bantown Public License. </text:p>
        </text:list-item>
        <text:list-item>
          <text:p text:style-name="P19">All applicable licenses can be found in `doc/LICENSE'. </text:p>
        </text:list-item>
        <text:list-item>
          <text:p text:style-name="P19">This code may only be used for the express purpose of freeing either weev and/or Palestine.</text:p>
        </text:list-item>
      </text:list>
      <text:h text:style-name="Heading_20_1" text:outline-level="1">Tasks Organized by Priority</text:h>
      <text:h text:style-name="Heading_20_2" text:outline-level="2">High Priority</text:h>
      <text:list xml:id="list802407219" text:style-name="WW8Num2">
        <text:list-item>
          <text:p text:style-name="P10">Support clone connections via TOR.</text:p>
        </text:list-item>
        <text:list-item>
          <text:p text:style-name="P14">TOR might actually already be supported by <text:span text:style-name="Teletype">PROXY</text:span>.</text:p>
        </text:list-item>
        <text:list-item>
          <text:p text:style-name="P10">File flooding with optional adjustments for nick-length and latency.</text:p>
        </text:list-item>
        <text:list-item>
          <text:p text:style-name="P14">The reason for the ‘optional’ bit is because one won’t necessarily need a nick-length adjustment if the file being flooded is not an ASCII file (in fact, it will just look weird.)</text:p>
        </text:list-item>
        <text:list-item>
          <text:p text:style-name="P10">Permit (bot)net to target multiple networks (be able to send separate commands to an individual network’s bots.</text:p>
        </text:list-item>
        <text:list-item>
          <text:p text:style-name="P10">Implement <text:a xlink:type="simple" xlink:href="#_toc149"><text:span text:style-name="Internet_20_link">STUPID</text:span></text:a>-like SSH tunneling. (“SSH Tunnel Utilizing Python IRC Destroyer.”)</text:p>
        </text:list-item>
        <text:list-item>
          <text:p text:style-name="P10"><text:span text:style-name="Teletype">nickspam.pl</text:span>-style nick spamming (using <text:span text:style-name="Teletype">/NAMES</text:span> output.)</text:p>
        </text:list-item>
        <text:list-item>
          <text:p text:style-name="P10">Bots should be able to see any and all PMs sent to them.</text:p>
        </text:list-item>
      </text:list>
      <text:h text:style-name="Heading_20_2" text:outline-level="2">Medium Priority</text:h>
      <text:list xml:id="list1633592995" text:style-name="WW8Num3">
        <text:list-item>
          <text:p text:style-name="P11">Add ‘nickshuffle’ with ‘nickbase’ option.</text:p>
        </text:list-item>
        <text:list-item>
          <text:p text:style-name="P11"><text:span text:style-name="Teletype">do_jupe()</text:span>:</text:p>
        </text:list-item>
        <text:list-item>
          <text:p text:style-name="P15">Call on {de,re,}connection.</text:p>
        </text:list-item>
        <text:list-item>
          <text:p text:style-name="P11">muhstik’s mechanism to do <text:span text:style-name="Teletype">MODE</text:span>s and <text:span text:style-name="Teletype">KICK</text:span>s sucks. It doesn’t track any list of nicks to op, or nicks to <text:span text:style-name="Teletype">KICK</text:span>, but it tries to change with simple <text:span text:style-name="Teletype">MODE</text:span> +o and <text:span text:style-name="Teletype">KICK</text:span>. This needs to be recoded with penalty handling.</text:p>
        </text:list-item>
        <text:list-item>
          <text:p text:style-name="P11">Mass{<text:span text:style-name="Teletype">KNOCK</text:span>,<text:span text:style-name="Teletype">INVITE</text:span>,<text:span text:style-name="Teletype">TOPIC</text:span>}.</text:p>
        </text:list-item>
        <text:list-item>
          <text:p text:style-name="P15">For mass<text:span text:style-name="Teletype">INVITE</text:span>s, allow a mask (*!*@*.* style) ‘blacklist’ of sorts, so that the clones don’t <text:span text:style-name="Teletype">INVITE</text:span> honeypot bots, lorf.</text:p>
        </text:list-item>
        <text:list-item>
          <text:p text:style-name="P11">Add a ‘stop connect’ command (‘pause’ or w/e.)</text:p>
        </text:list-item>
        <text:list-item>
          <text:p text:style-name="P15">It should toggle, obviously.</text:p>
        </text:list-item>
        <text:list-item>
          <text:p text:style-name="P11">‘FUCKEM’</text:p>
        </text:list-item>
        <text:list-item>
          <text:p text:style-name="P11">Max bots for connect – maximum successful bots, not maximum connections.</text:p>
        </text:list-item>
        <text:list-item>
          <text:p text:style-name="P11">Allow increase/decrease.</text:p>
        </text:list-item>
        <text:list-item>
          <text:p text:style-name="P11">Support SSL/TLS and SASL<text:span text:style-name="Footnote_20_Symbol"><text:note text:id="ftn5" text:note-class="footnote"><text:note-citation>5</text:note-citation><text:note-body><text:p text:style-name="Footnote">Leach, P., Newman, C. <text:span text:style-name="T3">Using Digest Authentication as a SASL Mechanism</text:span>, <text:a xlink:type="simple" xlink:href="http://www.ietf.org/rfc/rfc2831.txt"><text:span text:style-name="Internet_20_link">RFC 2831</text:span></text:a>, May 2000.</text:p></text:note-body></text:note></text:span><text:span text:style-name="Footnote_20_Symbol"><text:note text:id="ftn6" text:note-class="footnote"><text:note-citation>6</text:note-citation><text:note-body><text:p text:style-name="Footnote">Myers, J. <text:span text:style-name="T3">Simple Authentication and Security Layer (SASL)</text:span>, <text:a xlink:type="simple" xlink:href="http://www.ietf.org/rfc/rfc2222.txt"><text:span text:style-name="Internet_20_link">RFC 2222</text:span></text:a>, October 1997.</text:p></text:note-body></text:note></text:span><text:span text:style-name="Footnote_20_Symbol"> </text:span>IRC connections.<text:span text:style-name="Footnote_20_Symbol"><text:note text:id="ftn7" text:note-class="footnote"><text:note-citation>7</text:note-citation><text:note-body><text:p text:style-name="Footnote">Newman, C. <text:span text:style-name="T3">Anonymous SASL Mechanism</text:span>, <text:a xlink:type="simple" xlink:href="http://www.ietf.org/rfc/rfc2245.txt"><text:span text:style-name="Internet_20_link">RFC 2245</text:span></text:a>, November 1997.</text:p></text:note-body></text:note></text:span></text:p>
        </text:list-item>
        <text:list-item>
          <text:p text:style-name="P11"><text:soft-page-break/>Fix the buffer overflow or what the fuck ever when scan mode is enabled.</text:p>
        </text:list-item>
      </text:list>
      <text:h text:style-name="Heading_20_2" text:outline-level="2">Low Priority</text:h>
      <text:list xml:id="list580157800" text:style-name="WW8Num4">
        <text:list-item>
          <text:p text:style-name="P12">Inline documentation.</text:p>
        </text:list-item>
        <text:list-item>
          <text:p text:style-name="P12"><text:span text:style-name="Teletype">TOPIC</text:span> lock mode.</text:p>
        </text:list-item>
        <text:list-item>
          <text:p text:style-name="P12"><text:span text:style-name="Teletype">TOPIC</text:span> fight mode.</text:p>
        </text:list-item>
        <text:list-item>
          <text:p text:style-name="P12"><text:span text:style-name="Teletype">CTCP</text:span> responses.</text:p>
        </text:list-item>
        <text:list-item>
          <text:p text:style-name="P12">Random colored messages.</text:p>
        </text:list-item>
        <text:list-item>
          <text:p text:style-name="P12">Spam every person, (non-){op,ircop,voice}, etc. in the channel.</text:p>
        </text:list-item>
        <text:list-item>
          <text:p text:style-name="P12">{Mass,Single} reconnect (for evading ident bans.)</text:p>
        </text:list-item>
        <text:list-item>
          <text:p text:style-name="P12">Detect <text:span text:style-name="Teletype">MODE</text:span> +g notifications on <text:span text:style-name="Teletype">PRIVMSG</text:span>.</text:p>
        </text:list-item>
        <text:list-item>
          <text:p text:style-name="P16">Probably should just issue a warning or something.</text:p>
        </text:list-item>
        <text:list-item>
          <text:p text:style-name="P12">Add optional spectator – bot that watches, and doesn’t respond to ‘all’.</text:p>
        </text:list-item>
        <text:list-item>
          <text:p text:style-name="P12">Modify bot behavior so that if a clone is the only ‘user’ in a channel, the clone will cycle only once. If deopped by ChanServ, etc. then give up.</text:p>
        </text:list-item>
        <text:list-item>
          <text:p text:style-name="P16">Possibly include a configuration setting that determines if channel registration is possible on the network (<text:span text:style-name="Teletype">boolean</text:span>, on the off-chance that a network with NickServ doesn’t have ChanServ, as it would otherwise be covered by <text:span text:style-name="Teletype">conf.dalnet</text:span>.)</text:p>
        </text:list-item>
        <text:list-item>
          <text:p text:style-name="P18">Perhaps even just check if <text:span text:style-name="Teletype">MODE</text:span> +r or whatever is set in the channel.</text:p>
        </text:list-item>
        <text:list-item>
          <text:p text:style-name="P12">Does echo mimic <text:span text:style-name="Teletype">CTCP ACTION</text:span>s as well?</text:p>
        </text:list-item>
        <text:list-item>
          <text:p text:style-name="P12">Allow optional Cisco passwords (in format IP{:PW,}.)</text:p>
        </text:list-item>
        <text:list-item>
          <text:p text:style-name="P12"><text:span text:style-name="Teletype">do_jupe()</text:span>:</text:p>
        </text:list-item>
        <text:list-item>
          <text:p text:style-name="P16">If ghosted, does the affected clone reconnect?</text:p>
        </text:list-item>
      </text:list>
      <text:h text:style-name="Heading_20_2" text:outline-level="2">Unknown Priority</text:h>
      <text:list xml:id="list1029431863" text:style-name="WW8Num5">
        <text:list-item>
          <text:p text:style-name="P13"><text:span text:style-name="Teletype">do_jupe()</text:span>:</text:p>
        </text:list-item>
        <text:list-item>
          <text:p text:style-name="P17">_2_ @ <text:span text:style-name="Teletype">MONITOR</text:span></text:p>
        </text:list-item>
        <text:list-item>
          <text:p text:style-name="P17">Handle overflow.</text:p>
        </text:list-item>
        <text:list-item>
          <text:p text:style-name="P13">.select *&amp;,</text:p>
        </text:list-item>
        <text:list-item>
          <text:p text:style-name="P13">.deaf</text:p>
        </text:list-item>
        <text:list-item>
          <text:p text:style-name="P13">Write or find some sort of tool that can differentiate between SOCKS4 and SOCKS5 proxies.</text:p>
        </text:list-item>
        <text:list-item>
          <text:p text:style-name="P13">Should <text:span text:style-name="Teletype">static</text:span> be used more?</text:p>
        </text:list-item>
      </text:list>
      <text:h text:style-name="Heading_20_1" text:outline-level="1">Relevant IRC/IRL logs:</text:h>
      <text:h text:style-name="Heading_20_2" text:outline-level="2">Jmax</text:h>
      <text:h text:style-name="Heading_20_3" text:outline-level="3">Jmax and madvirii</text:h>
      <text:p text:style-name="P5">02:32:57 &lt;@Jmax&gt; maybe… add line numbers?</text:p>
      <text:p text:style-name="P5">02:33:12 &lt;+madvirii&gt; yah, like but it would have to be a system</text:p>
      <text:p text:style-name="P5">02:33:19 &lt;@Jmax&gt; or after the line is sent to chan, send a message to the next bot</text:p>
      <text:p text:style-name="P5">02:33:20 &lt;+madvirii&gt; cuz it would get old editing your fav asciis</text:p>
      <text:p text:style-name="P5">02:33:36 &lt;@Jmax&gt; system?</text:p>
      <text:p text:style-name="P5">02:33:44 &lt;+madvirii&gt; yah like, read the txt file in line by line in an array, and then assign a line number to each bot <text:tab/>accordingly, if they got banned, it might affect it, unless u design a failsafe, but it seems to be the right <text:soft-page-break/><text:tab/>direction to head in</text:p>
      <text:p text:style-name="P5">02:34:50 &lt;@Jmax&gt; if a bot can’t send the message, it’s delegated</text:p>
      <text:h text:style-name="Heading_20_3" text:outline-level="3">Jmax, vx‘, and madvirii</text:h>
      <text:p text:style-name="P4"><text:span text:style-name="T4">02:44:38 &lt;@Jmax&gt; if you mean </text:span><text:span text:style-name="T5">cat(1)</text:span><text:span text:style-name="T4">ting, then here’s what I have in mind:</text:span></text:p>
      <text:p text:style-name="P5">02:44:41 &lt;@Jmax&gt; 1) determine latency</text:p>
      <text:p text:style-name="P5">02:44:47 &lt; vx‘&gt; if it’s gonna have the ability to scroll an ascii with the whole set of bots or some that ie. aren’t <text:tab/>banned on the channel</text:p>
      <text:p text:style-name="P5">02:44:50 &lt;@Jmax&gt; 2) ignore any bots with high latency, if there’s enough bots</text:p>
      <text:p text:style-name="P5">02:44:56 &lt; vx‘&gt; then you wouldn’t want some bots ruining the ascii because of slow links</text:p>
      <text:p text:style-name="P5">02:45:38 &lt;+madvirii&gt; well, if we determine latency, and then just have the ten fastest bots</text:p>
      <text:p text:style-name="P5">02:45:52 &lt;@Jmax&gt; no, we can’t just ignore the bots</text:p>
      <text:p text:style-name="P5">02:45:59 &lt; vx‘&gt; hardly efficient</text:p>
      <text:p text:style-name="P5">02:46:03 &lt;@Jmax&gt; if we only have 10, then it’ll still be limited. esp. if we have 100 more</text:p>
      <text:p text:style-name="P5">02:46:34 &lt; vx‘&gt; apart from that, low latency links might get a) hit by the other bots scrolling b) throttled c) <text:tab/>{banned,muted,shunned,g-lined}</text:p>
      <text:p text:style-name="P5">02:47:29 &lt;@Jmax&gt; 3) determine which bots are capable of speaking in the channel. (not{muted,banned,shunned}, <text:tab/>etc.)</text:p>
      <text:p text:style-name="P5">02:47:56 &lt; vx‘&gt; freenode’s ircd might have some gay features to suppress ruining, and you don’t necessarily get <text:tab/>numerics from the ircd informing you</text:p>
      <text:p text:style-name="P5">02:48:11 &lt;+madvirii&gt; that is a good 3-step process to execute prior to even attempting to load a file</text:p>
      <text:p text:style-name="P5">02:48:31 &lt;@Jmax&gt; 4) pull the file into an array, and assign each line to one of those bots</text:p>
      <text:p text:style-name="P5">02:48:51 &lt;@Jmax&gt; 5) measure nick length, pad accordingly</text:p>
      <text:p text:style-name="P5">02:50:18 &lt; vx‘&gt; but there are some time constraints on that code, proportionally to the amount of bots you’re <text:tab/>scrolling with</text:p>
      <text:p text:style-name="P5">02:50:28 &lt;@Jmax&gt; actually, in step 4, do not assign each line to a bot, maintain each list separately, a queue for <text:tab/>{bot,line}s</text:p>
      <text:p text:style-name="P5">02:55:02 &lt;@Jmax&gt; 6) issue the first line to the first bot in queue, and make the second bot wait for a successful <text:tab/>message. If, during that time, it is determined by the first bot that it cannot send the message (and it’s not a</text:p>
      <text:p text:style-name="P5"><text:s/><text:tab/>latency issue), the line is re-assigned to the next bot in the queue and removed from the queue.</text:p>
      <text:p text:style-name="P5">02:55:34 &lt;@Jmax&gt; 7) repeat until the file is complete.</text:p>
      <text:p text:style-name="P5">02:55:52 &lt;@Jmax&gt; that will ensure that, if a bot is kicked, the rest of the bots take account for it</text:p>
      <text:p text:style-name="P5">02:56:04 &lt;+madvirii&gt; so the number of lines in the file queue will determine the number of bot instances in the bot <text:tab/>queue</text:p>
      <text:p text:style-name="P5">02:56:05 &lt;@Jmax&gt; and any lines assigned to that bot are not ignored</text:p>
      <text:p text:style-name="P5">02:56:10 &lt;@Jmax&gt; no, completely independent</text:p>
      <text:p text:style-name="P5">02:56:27 &lt; vx‘&gt; what do you in case of a line not arriving due to ie. unexpected network problems, the link going <text:tab/>down completely, etc.</text:p>
      <text:p text:style-name="P5">02:56:39 &lt;+madvirii&gt; ok so its just for lines in queue</text:p>
      <text:p text:style-name="P5">02:57:24 &lt;@Jmax&gt; well, that’s what the second part of step 6 is for, but that doesn’t account for netsplits</text:p>
      <text:p text:style-name="P5">02:57:48 &lt; vx‘&gt; or any other network issues for that matter, like the proxy going down or lagging, …</text:p>
      <text:p text:style-name="P5">03:00:02 &lt;@Jmax&gt; sure it does, there will be a timeout, there will be the chance that the bot is just very very <text:tab/>lagged, and wasn’t removed from the queue earlier, and sends the message, reaches the timeout, and the <text:tab/>other bot replaces it, however, the message was still sent, so it will show up later</text:p>
      <text:p text:style-name="P5">03:02:08 &lt; vx‘&gt; sure, but out of order and if that’d happen too often it’d ruin the whole thing</text:p>
      <text:p text:style-name="P5">03:02:16 &lt;@Jmax&gt; right: i think that will be a rarity</text:p>
      <text:h text:style-name="Heading_20_2" text:outline-level="2">LiteralKa blogging to no-one in particular</text:h>
      <text:p text:style-name="P5">13:51:56 &lt;&amp;LiteralKa&gt; Maybe a command to spam a specific type of person in a given channel: (non-)<text:tab/>{ops,ircops,voiced}, all, etc.</text:p>
      <text:p text:style-name="P4"><text:span text:style-name="T4">13:53:34 &lt;&amp;LiteralKa&gt; Synchronized ASCII flooding would be p. cool (read: </text:span><text:span text:style-name="T5">cat(1)</text:span><text:span text:style-name="T4">-style file flooding.)</text:span></text:p>
      <text:p text:style-name="P4"><text:span text:style-name="T4">13:53:48 &lt;&amp;LiteralKa&gt; Like, delegate `</text:span><text:span text:style-name="Teletype"><text:span text:style-name="T4">x</text:span></text:span><text:span text:style-name="T4">' amount of lines to each bot based on connection speed or some other <text:tab/>algorithm or something.</text:span></text:p>
      <text:h text:style-name="Heading_20_2" text:outline-level="2"><text:soft-page-break/>Rufas</text:h>
      <text:h text:style-name="Heading_20_3" text:outline-level="3">Rufas, sparc, and thyme</text:h>
      <text:p text:style-name="P4"><text:span text:style-name="T4">21:38:16 &lt;+Rucas&gt; i highly suggest you check out STUPID, run it from a very fast box and it can DDOS an ircd <text:tab/>just by flooding text in chat, </text:span><text:span text:style-name="T5">SSH Tunnel Utilizing Python IRC Destroyer</text:span></text:p>
      <text:p text:style-name="P5">21:38:54 &lt; sparc&gt; Rucas: how fast of a box are we talking</text:p>
      <text:p text:style-name="P5">21:39:00 &lt;+Rucas&gt; 100mbit is perfect, basically you need enough bandwidth to push all the OTHER boxes at a <text:tab/>decent rate, it still does pretty well from a standard cable line though</text:p>
      <text:p text:style-name="P5">21:39:42 &lt; thyme&gt; cant do something like: start remote processes on machines to avoid having to have one big <text:tab/>monsterbox and just send signaling from home box</text:p>
      <text:p text:style-name="P4"><text:span text:style-name="T4">21:40:09 &lt;+Rucas&gt; well the original intent was cooperative flooding so like, you’d have 5 hosts and they’d all <text:tab/>paste lines of one ascii, so you could spam asciis but bots wouldn’t molish you but i never got around to <text:tab/>that, because of jenk’s </text:span><text:span text:style-name="Teletype"><text:span text:style-name="T4">irc-rc</text:span></text:span></text:p>
      <text:h text:style-name="Heading_20_3" text:outline-level="3">Rufas, incog, and rshxd</text:h>
      <text:p text:style-name="P5">21:42:43 &lt; rshxd&gt; Rucas: since when did you write ASIAN</text:p>
      <text:p text:style-name="P5">21:42:50 &lt;&amp;Rucas&gt; fucing years ago</text:p>
      <text:p text:style-name="P5">21:42:59 &lt; rshxd&gt; I thought abez wrote that for you</text:p>
      <text:p text:style-name="P5">21:43:02 &lt;&amp;Rucas&gt; no, i wrote it, and abez rewrote part of it</text:p>
      <text:p text:style-name="P5">21:43:04 &lt; incog&gt; before that was AYSYN</text:p>
      <text:p text:style-name="P5">21:43:13 &lt;&amp;Rucas&gt; and then Jmax rewrote that, and it is on ASIANv6 or some shit, but i wrote ASIANv1</text:p>
      <text:p text:style-name="P5">21:43:36 &lt; incog&gt; was it based off mef’s shit or all new?</text:p>
      <text:p text:style-name="P5">21:43:42 &lt;&amp;Rucas&gt; all new, i wish i had mef ’s code, but now i wrote STUPID which is much nicer than ASIAN</text:p>
      <text:h text:style-name="Heading_20_2" text:outline-level="2">The l0de Radio Hour</text:h>
      <text:h text:style-name="Heading_20_3" text:outline-level="3">Rufas at [S1E12] 16:26</text:h>
      <text:p text:style-name="P4">l0de: <text:s text:c="2"/>[If you steal that idea] my lawyers will fuck you so severely that it’s not even funny…</text:p>
      <text:p text:style-name="P4">Rufas: I’m sure they will, just like that guy’s 800 bot botnet running wild on EFNet right now.</text:p>
      <text:p text:style-name="P4">l0de: <text:s text:c="2"/>Holy shit, that’s hilarious–he’s got 800 bots now?</text:p>
      <text:p text:style-name="P4">Rufas: Yeah, he’s up to 900 now.</text:p>
      <text:p text:style-name="P4">l0de: <text:s text:c="2"/>900 fuckin’ bots, through a JPEG redirect exploit-type of thing? […] And for our <text:tab/>listeners, basically this guy coded an Internet Explorer link that runs an mIRC exploit <text:tab/>and basically <text:span text:style-name="T2">turns your computar into botnet</text:span><text:span text:style-name="T6">.</text:span></text:p>
      <text:p text:style-name="P4">Rufas: And he authorized us to reverse engineer it […] We can use it to assrape <text:span text:style-name="Teletype">#politics</text:span>.</text:p>
      <text:h text:style-name="Heading_20_3" text:outline-level="3">Rufas at [20100409] 30:00</text:h>
      <text:p text:style-name="P4">l0de: <text:s text:c="2"/>Alright, so what people really want to hear about from you is the ruin: the mega ruin that <text:tab/>is going on. And you have this <text:span text:style-name="T2">massive</text:span> fucking botnet and you’re annihilating <text:tab/>everything that comes into contact with you. I know Hardchats was DDoSed massively <text:tab/>last night, primarily because of your exploits. Why don’t you tell us what happened?</text:p>
      <text:p text:style-name="P4">Rufas: Well, not a heck of a lot has really changed with what I’ve been doing. I’ve used the new <text:tab/>tool I wrote a few months ago called STUPID but–</text:p>
      <text:p text:style-name="P4">l0de: <text:s text:c="2"/>Is this a reference to Max Goldberg’s AYSYN–no it was mef that wrote AYSYN right?</text:p>
      <text:p text:style-name="P4">Rufas: mef wrote AYSYN and I wrote ASIAN based on that which was <text:span text:style-name="T3">Automated <text:tab/>Synchronous IRC Attack Network</text:span>. And then based on that I made STUPID, which is <text:tab/><text:span text:style-name="T3">SSH Tunnel Utilizing Python IRC Destroyer</text:span>–because they all have to have some sort of <text:tab/>stupid GNU acronym to go with them.</text:p>
      <text:h text:style-name="Heading_20_3" text:outline-level="3"><text:soft-page-break/>sloth at [20100409] 3:07:21</text:h>
      <text:p text:style-name="P4">sloth: <text:s/>I’ve gotten a lot of comments about ”Oh my God! This is the first IPv6 botnet I’ve ever <text:tab/>seen.”</text:p>
      <text:p text:style-name="P4">sloth: <text:s/>We are on the cutting edge of IRC flooding: we are pushing it into IPv6 and people just <text:tab/><text:span text:style-name="T2">don’t even know</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charset="x-symbol"/>
    <style:font-face style:name="StarSymbol" svg:font-family="StarSymbol" style:font-pitch="variable" style:font-charset="x-symbol"/>
    <style:font-face style:name="Niguere Mono" svg:font-family="'Niguere Mono'"/>
    <style:font-face style:name="OpenSymbol1" svg:font-family="OpenSymbol"/>
    <style:font-face style:name="OpenSymbol" svg:font-family="OpenSymbol, 'Arial Unicode MS'"/>
    <style:font-face style:name="Tahoma1" svg:font-family="Tahoma"/>
    <style:font-face style:name="Times New Roman1" svg:font-family="'Times New Roman'"/>
    <style:font-face style:name="DejaVu Sans Mono" svg:font-family="'DejaVu Sans Mono'" style:font-family-generic="modern"/>
    <style:font-face style:name="Times New Roman" svg:font-family="'Times New Roman'" style:font-family-generic="roman"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Times New Roman1"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Teletype" style:family="text">
      <style:text-properties style:font-name="DejaVu Sans Mono" style:font-name-asian="DejaVu Sans Mono" style:font-name-complex="DejaVu Sans Mono"/>
    </style:style>
    <style:style style:name="Footnote_20_Symbol" style:display-name="Footnote Symbol" style:family="text">
      <style:text-properties style:text-position="super 58%"/>
    </style:style>
    <style:style style:name="Internet_20_link" style:display-name="Internet link" style:family="text">
      <style:text-properties style:text-underline-style="solid" style:text-underline-width="auto" style:text-underline-color="font-color" style:font-size-asian="10.5pt"/>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WW8Num4z0" style:family="text">
      <style:text-properties style:font-name="Symbol" style:font-name-complex="OpenSymbol"/>
    </style:style>
    <style:style style:name="WW8Num4z1" style:family="text">
      <style:text-properties style:font-name="OpenSymbol" style:font-name-complex="OpenSymbol"/>
    </style:style>
    <style:style style:name="WW8Num5z0" style:family="text">
      <style:text-properties style:font-name="Symbol" style:font-name-complex="OpenSymbol"/>
    </style:style>
    <style:style style:name="WW8Num5z1" style:family="text">
      <style:text-properties style:font-name="OpenSymbol" style:font-name-complex="OpenSymbol"/>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1" style:font-name-asian="OpenSymbol1" style:font-name-complex="OpenSymbo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tyle="italic" style:font-style-asian="italic" style:font-style-complex="italic"/>
    </style:style>
    <style:style style:name="MT1" style:family="text">
      <style:text-properties fo:font-style="normal" style:font-style-asian="normal" style:font-style-complex="normal"/>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1.27cm" fo:margin-left="2cm" fo:margin-right="2cm"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986cm" fo:margin-left="0cm" fo:margin-right="0cm" fo:margin-bottom="0.887cm" style:dynamic-spacing="true"/>
      </style:header-style>
      <style:footer-style/>
    </style:page-layout>
  </office:automatic-styles>
  <office:master-styles>
    <style:master-page style:name="Standard" style:page-layout-name="Mpm1"/>
    <style:master-page style:name="Convert_20_3" style:display-name="Convert 3" style:page-layout-name="Mpm2">
      <style:header>
        <text:p text:style-name="MP1"><text:chapter text:display="name" text:outline-level="1">Relevant IRC/IRL logs:</text:chapter><text:tab/><text:tab/><text:span text:style-name="MT1"><text:page-number text:select-page="current">8</text:page-number></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Leon Kaiser</meta:initial-creator>
    <meta:creation-date>2011-05-31T21:08:09</meta:creation-date>
    <dc:date>2011-06-07T18:24:29</dc:date>
    <dc:creator>Leon Kaiser</dc:creator>
    <meta:editing-duration>PT00H32M47S</meta:editing-duration>
    <meta:editing-cycles>28</meta:editing-cycles>
    <meta:generator>OpenOffice.org/3.1$Unix OpenOffice.org_project/310m19$Build-9420</meta:generator>
    <meta:document-statistic meta:table-count="0" meta:image-count="0" meta:object-count="0" meta:page-count="8" meta:paragraph-count="188" meta:word-count="3026" meta:character-count="17713"/>
  </office:meta>
</office:document-meta>
</file>